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ourier New" svg:font-family="'Courier New'" style:font-family-generic="modern" style:font-pitch="fixed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4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cd620" style:font-weight-asian="normal" style:font-weight-complex="normal"/>
    </style:style>
    <style:style style:name="P5" style:family="paragraph" style:parent-style-name="Standard">
      <style:text-properties fo:font-weight="normal" officeooo:paragraph-rsid="002222bc" style:font-weight-asian="normal" style:font-weight-complex="normal"/>
    </style:style>
    <style:style style:name="P6" style:family="paragraph" style:parent-style-name="Preformatted_20_Text">
      <style:text-properties fo:color="#bcbec4" loext:opacity="100%" style:font-name="Courier New" fo:font-size="8pt" fo:font-weight="normal" fo:background-color="#1e1f22" style:font-size-asian="8pt" style:font-weight-asian="normal" style:font-size-complex="8pt" style:font-weight-complex="normal"/>
    </style:style>
    <style:style style:name="P7" style:family="paragraph" style:parent-style-name="Preformatted_20_Text">
      <style:paragraph-properties fo:margin-top="0cm" fo:margin-bottom="0.499cm" style:contextual-spacing="false"/>
      <style:text-properties fo:color="#bcbec4" loext:opacity="100%" style:font-name="Courier New" fo:font-size="8pt" fo:background-color="#1e1f22" style:font-size-asian="8pt" style:font-size-complex="8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style:font-size-asian="8pt" style:font-size-complex="8pt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background-color="transparent" style:font-size-asian="8pt" style:font-size-complex="8pt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1cd620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1e3271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paragraph-rsid="002c68bb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JetBrains Mono" fo:font-size="8pt" fo:font-weight="normal" style:font-size-asian="8pt" style:font-weight-asian="normal" style:font-size-complex="8pt" style:font-weight-complex="normal"/>
    </style:style>
    <style:style style:name="P17" style:family="paragraph" style:parent-style-name="Heading_20_3">
      <style:text-properties fo:font-weight="normal" style:font-weight-asian="normal" style:font-weight-complex="normal"/>
    </style:style>
    <style:style style:name="P18" style:family="paragraph" style:parent-style-name="Heading_20_4">
      <style:text-properties fo:font-weight="normal" style:font-weight-asian="normal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16d20d"/>
    </style:style>
    <style:style style:name="P21" style:family="paragraph" style:parent-style-name="Standard" style:list-style-name="L1">
      <style:text-properties officeooo:rsid="0014d6c1" officeooo:paragraph-rsid="0014d6c1"/>
    </style:style>
    <style:style style:name="P22" style:family="paragraph" style:parent-style-name="Standard" style:list-style-name="L2"/>
    <style:style style:name="P23" style:family="paragraph" style:parent-style-name="Standard" style:list-style-name="L3">
      <style:text-properties fo:background-color="transparent"/>
    </style:style>
    <style:style style:name="P24" style:family="paragraph" style:parent-style-name="Standard" style:list-style-name="L4"/>
    <style:style style:name="P25" style:family="paragraph" style:parent-style-name="Standard" style:list-style-name="L5">
      <style:text-properties fo:font-weight="normal" style:font-weight-asian="normal" style:font-weight-complex="normal"/>
    </style:style>
    <style:style style:name="P26" style:family="paragraph" style:parent-style-name="Standard" style:list-style-name="L6">
      <style:text-properties fo:font-weight="normal" style:font-weight-asian="normal" style:font-weight-complex="normal"/>
    </style:style>
    <style:style style:name="P27" style:family="paragraph" style:parent-style-name="Standard" style:list-style-name="L7">
      <style:text-properties fo:font-weight="normal" style:font-weight-asian="normal" style:font-weight-complex="normal"/>
    </style:style>
    <style:style style:name="P28" style:family="paragraph" style:parent-style-name="Standard" style:list-style-name="L7">
      <style:text-properties fo:font-weight="normal" officeooo:paragraph-rsid="00256f8c" style:font-weight-asian="normal" style:font-weight-complex="normal"/>
    </style:style>
    <style:style style:name="P29" style:family="paragraph" style:parent-style-name="Standard" style:list-style-name="L8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normal" officeooo:rsid="002f6074" style:font-weight-asian="normal" style:font-weight-complex="normal"/>
    </style:style>
    <style:style style:name="P32" style:family="paragraph" style:parent-style-name="Standard" style:list-style-name="L16">
      <style:text-properties fo:font-weight="normal" style:font-weight-asian="normal" style:font-weight-complex="normal"/>
    </style:style>
    <style:style style:name="P33" style:family="paragraph" style:parent-style-name="Standard">
      <style:text-properties fo:font-weight="normal" officeooo:paragraph-rsid="003aa93e" style:font-weight-asian="normal" style:font-weight-complex="normal"/>
    </style:style>
    <style:style style:name="P34" style:family="paragraph" style:parent-style-name="Standard">
      <style:text-properties fo:font-weight="normal" officeooo:rsid="004411c9" officeooo:paragraph-rsid="004411c9" style:font-weight-asian="normal" style:font-weight-complex="normal"/>
    </style:style>
    <style:style style:name="P35" style:family="paragraph" style:parent-style-name="Standard" style:list-style-name="L26">
      <style:text-properties fo:font-weight="normal" officeooo:rsid="004411c9" officeooo:paragraph-rsid="004411c9" style:font-weight-asian="normal" style:font-weight-complex="normal"/>
    </style:style>
    <style:style style:name="P36" style:family="paragraph" style:parent-style-name="Standard" style:list-style-name="L7"/>
    <style:style style:name="P37" style:family="paragraph" style:parent-style-name="Standard" style:list-style-name="L9"/>
    <style:style style:name="P38" style:family="paragraph" style:parent-style-name="Standard" style:list-style-name="L10"/>
    <style:style style:name="P39" style:family="paragraph" style:parent-style-name="Standard" style:list-style-name="L11"/>
    <style:style style:name="P4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rsid="002f6074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fo:font-weight="normal" officeooo:rsid="004411c9" officeooo:paragraph-rsid="004411c9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style:font-size-asian="8pt" style:font-size-complex="8pt"/>
    </style:style>
    <style:style style:name="P4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8pt" officeooo:paragraph-rsid="003df7f1" style:font-size-asian="8pt" style:font-size-complex="8pt"/>
    </style:style>
    <style:style style:name="P45" style:family="paragraph" style:parent-style-name="Standard">
      <style:text-properties officeooo:paragraph-rsid="00351c05"/>
    </style:style>
    <style:style style:name="P46" style:family="paragraph" style:parent-style-name="Standard" style:list-style-name="L17">
      <style:text-properties officeooo:paragraph-rsid="00351c05"/>
    </style:style>
    <style:style style:name="P47" style:family="paragraph" style:parent-style-name="Standard" style:list-style-name="L17">
      <style:text-properties officeooo:rsid="00351c05" officeooo:paragraph-rsid="00351c05"/>
    </style:style>
    <style:style style:name="P48" style:family="paragraph" style:parent-style-name="Standard" style:list-style-name="L18">
      <style:text-properties officeooo:paragraph-rsid="003691bd"/>
    </style:style>
    <style:style style:name="P49" style:family="paragraph" style:parent-style-name="Standard">
      <style:text-properties officeooo:paragraph-rsid="003691bd"/>
    </style:style>
    <style:style style:name="P50" style:family="paragraph" style:parent-style-name="Standard" style:list-style-name="L19"/>
    <style:style style:name="P51" style:family="paragraph" style:parent-style-name="Standard" style:list-style-name="L20"/>
    <style:style style:name="P52" style:family="paragraph" style:parent-style-name="Standard" style:list-style-name="L21"/>
    <style:style style:name="P53" style:family="paragraph" style:parent-style-name="Standard" style:list-style-name="L22"/>
    <style:style style:name="P54" style:family="paragraph" style:parent-style-name="Standard" style:list-style-name="L24"/>
    <style:style style:name="P55" style:family="paragraph" style:parent-style-name="Standard" style:list-style-name="L25">
      <style:text-properties officeooo:paragraph-rsid="003df7f1"/>
    </style:style>
    <style:style style:name="P56" style:family="paragraph" style:parent-style-name="Standard">
      <style:text-properties officeooo:paragraph-rsid="003df7f1"/>
    </style:style>
    <style:style style:name="P57" style:family="paragraph" style:parent-style-name="Standard" style:list-style-name="L27"/>
    <style:style style:name="P58" style:family="paragraph" style:parent-style-name="Standard" style:list-style-name="L28"/>
    <style:style style:name="P59" style:family="paragraph" style:parent-style-name="Standard" style:list-style-name="L29"/>
    <style:style style:name="P60" style:family="paragraph" style:parent-style-name="Standard" style:list-style-name="L30"/>
    <style:style style:name="P61" style:family="paragraph" style:parent-style-name="Text_20_body" style:list-style-name="L23"/>
    <style:style style:name="T1" style:family="text">
      <style:text-properties fo:color="#cf8e6d" loext:opacity="100%" style:font-name="JetBrains Mono1" fo:font-size="10pt" fo:font-style="normal" style:font-size-asian="10pt" style:font-style-asian="normal"/>
    </style:style>
    <style:style style:name="T2" style:family="text">
      <style:text-properties fo:color="#cf8e6d" loext:opacity="100%" fo:font-size="10pt" fo:font-style="normal" style:font-size-asian="10pt" style:font-style-asian="normal"/>
    </style:style>
    <style:style style:name="T3" style:family="text">
      <style:text-properties fo:color="#cf8e6d" loext:opacity="100%" fo:font-style="normal" fo:font-weight="normal" style:font-style-asian="normal" style:font-weight-asian="normal"/>
    </style:style>
    <style:style style:name="T4" style:family="text">
      <style:text-properties fo:color="#cf8e6d" loext:opacity="100%" fo:font-style="normal" style:font-style-asian="normal"/>
    </style:style>
    <style:style style:name="T5" style:family="text">
      <style:text-properties fo:color="#cf8e6d" loext:opacity="100%" fo:font-style="normal" style:font-style-asian="normal"/>
    </style:style>
    <style:style style:name="T6" style:family="text">
      <style:text-properties fo:color="#c77dbb" loext:opacity="100%"/>
    </style:style>
    <style:style style:name="T7" style:family="text">
      <style:text-properties fo:color="#c77dbb" loext:opacity="100%" style:font-name="JetBrains Mono1" fo:font-size="10pt" fo:font-style="normal" style:font-size-asian="10pt" style:font-style-asian="normal"/>
    </style:style>
    <style:style style:name="T8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c77dbb" loext:opacity="100%" fo:font-size="10pt" fo:font-style="normal" style:font-size-asian="10pt" style:font-style-asian="normal"/>
    </style:style>
    <style:style style:name="T10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77dbb" loext:opacity="100%" fo:font-style="normal" fo:font-weight="normal" style:font-style-asian="normal" style:font-weight-asian="normal"/>
    </style:style>
    <style:style style:name="T12" style:family="text">
      <style:text-properties fo:color="#c77dbb" loext:opacity="100%" fo:font-style="normal" fo:font-weight="normal" style:font-style-asian="normal" style:font-weight-asian="normal"/>
    </style:style>
    <style:style style:name="T13" style:family="text">
      <style:text-properties fo:color="#c77dbb" loext:opacity="100%" fo:font-style="normal" style:font-style-asian="normal"/>
    </style:style>
    <style:style style:name="T14" style:family="text">
      <style:text-properties fo:color="#c77dbb" loext:opacity="100%" fo:font-style="normal" style:font-style-asian="normal"/>
    </style:style>
    <style:style style:name="T15" style:family="text">
      <style:text-properties fo:color="#c77dbb" loext:opacity="100%" fo:font-weight="bold" style:font-weight-asian="bold" style:font-weight-complex="bold"/>
    </style:style>
    <style:style style:name="T16" style:family="text">
      <style:text-properties fo:color="#bcbec4" loext:opacity="100%"/>
    </style:style>
    <style:style style:name="T17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weight-complex="normal"/>
    </style:style>
    <style:style style:name="T18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1" fo:font-size="10pt" fo:font-style="normal" style:font-size-asian="10pt" style:font-style-asian="normal"/>
    </style:style>
    <style:style style:name="T20" style:family="text">
      <style:text-properties fo:color="#bcbec4" loext:opacity="100%" fo:font-size="10pt" fo:font-style="normal" fo:font-weight="normal" style:font-size-asian="10pt" style:font-style-asian="normal" style:font-weight-asian="normal" style:font-weight-complex="normal"/>
    </style:style>
    <style:style style:name="T21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cbec4" loext:opacity="100%" fo:font-size="10pt" fo:font-style="normal" style:font-size-asian="10pt" style:font-style-asian="normal"/>
    </style:style>
    <style:style style:name="T23" style:family="text">
      <style:text-properties fo:color="#bcbec4" loext:opacity="100%" fo:font-style="normal" fo:font-weight="normal" style:font-style-asian="normal" style:font-weight-asian="normal"/>
    </style:style>
    <style:style style:name="T24" style:family="text">
      <style:text-properties fo:color="#bcbec4" loext:opacity="100%" fo:font-style="normal" fo:font-weight="normal" style:font-style-asian="normal" style:font-weight-asian="normal" style:font-weight-complex="normal"/>
    </style:style>
    <style:style style:name="T25" style:family="text">
      <style:text-properties fo:color="#bcbec4" loext:opacity="100%" fo:font-style="normal" fo:font-weight="normal" officeooo:rsid="002f6074" style:font-style-asian="normal" style:font-weight-asian="normal" style:font-weight-complex="normal"/>
    </style:style>
    <style:style style:name="T26" style:family="text">
      <style:text-properties fo:color="#bcbec4" loext:opacity="100%" fo:font-style="normal" fo:font-weight="normal" style:font-style-asian="normal" style:font-weight-asian="normal" style:font-weight-complex="normal"/>
    </style:style>
    <style:style style:name="T27" style:family="text">
      <style:text-properties fo:color="#bcbec4" loext:opacity="100%" fo:font-style="normal" fo:font-weight="normal" style:font-style-asian="normal" style:font-weight-asian="normal"/>
    </style:style>
    <style:style style:name="T28" style:family="text">
      <style:text-properties fo:color="#bcbec4" loext:opacity="100%" fo:font-style="normal" style:font-style-asian="normal"/>
    </style:style>
    <style:style style:name="T29" style:family="text">
      <style:text-properties fo:color="#bcbec4" loext:opacity="100%" fo:font-style="normal" style:font-style-asian="normal"/>
    </style:style>
    <style:style style:name="T30" style:family="text">
      <style:text-properties fo:color="#bcbec4" loext:opacity="100%"/>
    </style:style>
    <style:style style:name="T31" style:family="text">
      <style:text-properties fo:color="#56a8f5" loext:opacity="100%" style:font-name="JetBrains Mono1" fo:font-size="10pt" fo:font-style="normal" style:font-size-asian="10pt" style:font-style-asian="normal"/>
    </style:style>
    <style:style style:name="T32" style:family="text">
      <style:text-properties fo:color="#56a8f5" loext:opacity="100%" fo:font-size="10pt" fo:font-style="normal" style:font-size-asian="10pt" style:font-style-asian="normal"/>
    </style:style>
    <style:style style:name="T33" style:family="text">
      <style:text-properties fo:color="#56a8f5" loext:opacity="100%" fo:font-style="normal" fo:font-weight="normal" style:font-style-asian="normal" style:font-weight-asian="normal"/>
    </style:style>
    <style:style style:name="T34" style:family="text">
      <style:text-properties fo:color="#56a8f5" loext:opacity="100%" fo:font-style="normal" style:font-style-asian="normal"/>
    </style:style>
    <style:style style:name="T35" style:family="text">
      <style:text-properties fo:color="#56a8f5" loext:opacity="100%" fo:font-style="normal" style:font-style-asian="normal"/>
    </style:style>
    <style:style style:name="T36" style:family="text">
      <style:text-properties fo:color="#56a8f5" loext:opacity="100%" fo:font-weight="bold" style:font-weight-asian="bold" style:font-weight-complex="bold"/>
    </style:style>
    <style:style style:name="T37" style:family="text">
      <style:text-properties officeooo:rsid="001cd620"/>
    </style:style>
    <style:style style:name="T38" style:family="text">
      <style:text-properties fo:color="#2aacb8" loext:opacity="100%" style:font-name="JetBrains Mono1" fo:font-size="10pt" fo:font-style="normal" style:font-size-asian="10pt" style:font-style-asian="normal"/>
    </style:style>
    <style:style style:name="T39" style:family="text">
      <style:text-properties fo:color="#2aacb8" loext:opacity="100%" fo:font-size="10pt" fo:font-style="normal" style:font-size-asian="10pt" style:font-style-asian="normal"/>
    </style:style>
    <style:style style:name="T40" style:family="text">
      <style:text-properties fo:color="#2aacb8" loext:opacity="100%" fo:font-style="normal" style:font-style-asian="normal"/>
    </style:style>
    <style:style style:name="T41" style:family="text">
      <style:text-properties fo:color="#2aacb8" loext:opacity="100%" fo:font-style="normal" style:font-style-asian="normal"/>
    </style:style>
    <style:style style:name="T42" style:family="text">
      <style:text-properties officeooo:rsid="001e3271"/>
    </style:style>
    <style:style style:name="T43" style:family="text">
      <style:text-properties officeooo:rsid="001f2897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249062"/>
    </style:style>
    <style:style style:name="T46" style:family="text">
      <style:text-properties officeooo:rsid="00256f8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d8633" style:font-weight-asian="normal" style:font-weight-complex="normal"/>
    </style:style>
    <style:style style:name="T49" style:family="text">
      <style:text-properties fo:font-weight="normal" officeooo:rsid="002e8ed4" style:font-weight-asian="normal" style:font-weight-complex="normal"/>
    </style:style>
    <style:style style:name="T50" style:family="text">
      <style:text-properties fo:font-weight="normal" officeooo:rsid="002f6074" style:font-weight-asian="normal" style:font-weight-complex="normal"/>
    </style:style>
    <style:style style:name="T51" style:family="text">
      <style:text-properties fo:font-weight="normal" officeooo:rsid="00351c05" style:font-weight-asian="normal" style:font-weight-complex="normal"/>
    </style:style>
    <style:style style:name="T52" style:family="text">
      <style:text-properties officeooo:rsid="002c68bb"/>
    </style:style>
    <style:style style:name="T53" style:family="text">
      <style:text-properties officeooo:rsid="002d3505"/>
    </style:style>
    <style:style style:name="T54" style:family="text">
      <style:text-properties officeooo:rsid="002d8633"/>
    </style:style>
    <style:style style:name="T55" style:family="text">
      <style:text-properties officeooo:rsid="002e8ed4"/>
    </style:style>
    <style:style style:name="T56" style:family="text">
      <style:text-properties officeooo:rsid="00313bda"/>
    </style:style>
    <style:style style:name="T57" style:family="text">
      <style:text-properties officeooo:rsid="003866e6"/>
    </style:style>
    <style:style style:name="T58" style:family="text">
      <style:text-properties officeooo:rsid="0038dce0"/>
    </style:style>
    <style:style style:name="T59" style:family="text">
      <style:text-properties officeooo:rsid="003aa93e"/>
    </style:style>
    <style:style style:name="T60" style:family="text">
      <style:text-properties officeooo:rsid="0040a123"/>
    </style:style>
    <style:style style:name="T61" style:family="text">
      <style:text-properties officeooo:rsid="004425e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бщие сведения</text:p>
      <text:list xml:id="list2962967717" text:style-name="L1">
        <text:list-item>
          <text:p text:style-name="P19">наименование программы;</text:p>
          <text:p text:style-name="P21">Игра «Жизнь» Конвея ("Conway's game of life")</text:p>
          <text:p text:style-name="P20"></text:p>
        </text:list-item>
        <text:list-item>
          <text:p text:style-name="P20">функциональное назначение;</text:p>
        </text:list-item>
      </text:list>
      <text:p text:style-name="Standard"/>
      <text:list xml:id="list175612415444897" text:continue-numbering="true" text:style-name="L1">
        <text:list-item>
          <text:p text:style-name="P19">программное и аппаратное обеспечение, необходимое для</text:p>
          <text:p text:style-name="P19">функционирования программы;</text:p>
          <text:p text:style-name="P19"/>
          <text:p text:style-name="P19">языки программирования, на которых написана программа с обоснованием</text:p>
          <text:p text:style-name="P19">выбора</text:p>
          <text:p text:style-name="P19"/>
        </text:list-item>
        <text:list-item>
          <text:p text:style-name="P19">Краткое описание средств языка в области поддержки функциональнойпарадигмы</text:p>
        </text:list-item>
      </text:list>
      <text:p text:style-name="Standard"/>
      <text:p text:style-name="Standard"/>
      <text:p text:style-name="P8">Структура программного обеспечения</text:p>
      <text:p text:style-name="Standard"></text:p>
      <text:p text:style-name="Standard"></text:p>
      <text:list xml:id="list657922755" text:style-name="L2">
        <text:list-item>
          <text:p text:style-name="P22">алгоритм работы программы;</text:p>
          <text:p text:style-name="P22"/>
        </text:list-item>
        <text:list-item>
          <text:p text:style-name="P22">используемые методы;</text:p>
          <text:p text:style-name="P22"/>
        </text:list-item>
        <text:list-item>
          <text:p text:style-name="P22">структура программы с описанием функций составных частей и связи между ними;</text:p>
        </text:list-item>
      </text:list>
      <text:p text:style-name="Standard"/>
      <text:p text:style-name="Standard">Типы Cell и Board</text:p>
      <text:p text:style-name="P10"><text:span text:style-name="T3">type </text:span><text:span text:style-name="T11">Cell </text:span><text:span text:style-name="T23">= (</text:span><text:span text:style-name="T11">Int</text:span><text:span text:style-name="T23">, </text:span><text:span text:style-name="T11">Int</text:span><text:span text:style-name="T23">)</text:span><text:line-break/><text:line-break/><text:span text:style-name="T3">type </text:span><text:span text:style-name="T11">Board </text:span><text:span text:style-name="T23">= </text:span><text:span text:style-name="T11">HashSet Cell</text:span></text:p>
      <text:list xml:id="list2590975561" text:style-name="L3">
        <text:list-item>
          <text:p text:style-name="P23">Cell представляет собой координаты ячейки на игровом поле, это кортеж из двух целых чисел (Int, Int).</text:p>
        </text:list-item>
        <text:list-item>
          <text:p text:style-name="P23">Board представляет собой множество (HashSet) ячеек, где каждая ячейка в этом множестве жива, а все остальные мертвы.</text:p>
        </text:list-item>
      </text:list>
      <text:p text:style-name="Standard"/>
      <text:p text:style-name="Standard">Тип данных Configuration</text:p>
      <text:p text:style-name="P9"><text:span text:style-name="T3">data </text:span><text:span text:style-name="T11">Configuration </text:span><text:span text:style-name="T23">= </text:span><text:span text:style-name="T11">Glider </text:span><text:span text:style-name="T23">| </text:span><text:span text:style-name="T11">GliderGunSE </text:span><text:span text:style-name="T23">| </text:span><text:span text:style-name="T11">GliderGunSW </text:span><text:span text:style-name="T23">| </text:span><text:span text:style-name="T11">GliderGunNE </text:span><text:span text:style-name="T23">| </text:span><text:span text:style-name="T11">GliderGunNW </text:span><text:span text:style-name="T23">| </text:span><text:span text:style-name="T11">NOTGate </text:span><text:span text:style-name="T23">| </text:span><text:span text:style-name="T11">ANDGate </text:span><text:span text:style-name="T23">| </text:span><text:span text:style-name="T11">ORGate</text:span></text:p>
      <text:list xml:id="list4022336142" text:style-name="L4">
        <text:list-item>
          <text:p text:style-name="P24">Configuration представляет различные конфигурации, которые могут быть добавлены на игровое поле. Эти конфигурации включают в себя различные структуры, такие как глайдеры и логические ворота.</text:p>
        </text:list-item>
      </text:list>
      <text:p text:style-name="P3"/>
      <text:p text:style-name="P3">Функция <text:span text:style-name="T44">initialBoard</text:span></text:p>
      <text:p text:style-name="P11"><text:span text:style-name="T33">initialBoard </text:span><text:span text:style-name="T23">:: </text:span><text:span text:style-name="T11">Configuration </text:span><text:span text:style-name="T23">-&gt; </text:span><text:span text:style-name="T11">Board</text:span></text:p>
      <text:list xml:id="list2790501218" text:style-name="L5">
        <text:list-item>
          <text:p text:style-name="P25">initialBoard принимает значение типа Configuration и возвращает начальное состояние игрового поля (типа Board) для данной конфигурации.</text:p>
        </text:list-item>
      </text:list>
      <text:p text:style-name="P3"/>
      <text:p text:style-name="P8">Начальные состояния для каждой конфигурации</text:p>
      <text:p text:style-name="P3"><text:tab/>Каждая конфигурация имеет свое начальное состояние, определенное как множество живых ячеек. <text:span text:style-name="T37">Рассмотрим пример конфигурации глайдера:</text:span></text:p>
      <text:p text:style-name="P3"/>
      <text:p text:style-name="P13"><text:span text:style-name="T28">initialBoard </text:span><text:span text:style-name="T13">Glider </text:span><text:span text:style-name="T28">= </text:span><text:span text:style-name="T13">HS</text:span><text:span text:style-name="T28">.fromList [(</text:span><text:span text:style-name="T40">0</text:span><text:span text:style-name="T28">, </text:span><text:span text:style-name="T40">0</text:span><text:span text:style-name="T28">), (</text:span><text:span text:style-name="T40">1</text:span><text:span text:style-name="T28">, </text:span><text:span text:style-name="T40">0</text:span><text:span text:style-name="T28">), (</text:span><text:span text:style-name="T40">2</text:span><text:span text:style-name="T28">, </text:span><text:span text:style-name="T40">0</text:span><text:span text:style-name="T28">), (</text:span><text:span text:style-name="T40">2</text:span><text:span text:style-name="T28">, </text:span><text:span text:style-name="T40">1</text:span><text:span text:style-name="T28">), (</text:span><text:span text:style-name="T40">1</text:span><text:span text:style-name="T28">, </text:span><text:span text:style-name="T40">2</text:span><text:span text:style-name="T28">)]</text:span></text:p>
      <text:p text:style-name="P4"><text:tab/></text:p>
      <text:p text:style-name="P4"><text:tab/>Это начальное состояние для глайдера, одной из самых простых и известных конфигураций в "Игре жизни". Она состоит из 5 живых ячеек, расположенных в определенном порядке.</text:p>
      <text:p text:style-name="P4"><text:soft-page-break/><text:tab/><text:span text:style-name="T42">Далее </text:span>реализован тип данных для выбора различных конфигураций - <text:s/><text:span text:style-name="T44">ConfigurationChoice</text:span>.</text:p>
      <text:p text:style-name="P14"><text:span text:style-name="T4">data </text:span><text:span text:style-name="T13">ConfigurationChoice </text:span><text:span text:style-name="T28">= </text:span><text:span text:style-name="T13">GliderChoice </text:span><text:span text:style-name="T28">| </text:span><text:span text:style-name="T13">GliderGunSEChoice </text:span><text:span text:style-name="T28">| </text:span><text:span text:style-name="T13">GliderGunSWChoice </text:span><text:span text:style-name="T28">| </text:span><text:span text:style-name="T13">GliderGunNEChoice</text:span><text:span text:style-name="T28">| </text:span><text:span text:style-name="T13">GliderGunNWChoice </text:span><text:span text:style-name="T28">| </text:span><text:span text:style-name="T13">NOTGateChoice </text:span><text:span text:style-name="T28">| </text:span><text:span text:style-name="T13">ANDGateChoice </text:span><text:span text:style-name="T28">| </text:span><text:span text:style-name="T13">ORGateChoice</text:span></text:p>
      <text:p text:style-name="P3"><text:tab/>Этот тип данных представляет различные конфигурации, которые можно добавить на игровое поле. Каждая из этих конфигураций соответствует определенной структуре в <text:span text:style-name="T43">и</text:span>гре жизни, например, глайдеры или логические ворота.</text:p>
      <text:p text:style-name="P5"><text:tab/></text:p>
      <text:p text:style-name="P5"><text:tab/>Функция <text:span text:style-name="T44">addConfiguration</text:span></text:p>
      <text:p text:style-name="P6"><text:span text:style-name="T36">addConfiguration </text:span><text:span text:style-name="T44">:: </text:span><text:span text:style-name="T15">ConfigurationChoice </text:span><text:span text:style-name="T44">-&gt; </text:span><text:span text:style-name="T15">Cell </text:span><text:span text:style-name="T44">-&gt; </text:span><text:span text:style-name="T15">Board </text:span><text:span text:style-name="T44">-&gt; </text:span><text:span text:style-name="T15">Board</text:span></text:p>
      <text:p text:style-name="P7">addConfiguration choice position board = <text:span text:style-name="T6">HS</text:span>.union board $ <text:span text:style-name="T6">HS</text:span>.map (\(x, y) -&gt; (x + fst position, y + snd position)) $ initialBoardForChoice choice</text:p>
      <text:p text:style-name="P3">addConfiguration принимает три аргумента:</text:p>
      <text:list xml:id="list2689846881" text:style-name="L6">
        <text:list-item>
          <text:p text:style-name="P26">choice: выбранная конфигурация типа ConfigurationChoice.</text:p>
        </text:list-item>
        <text:list-item>
          <text:p text:style-name="P26">position: координаты (типа Cell), куда добавляется конфигурация.</text:p>
        </text:list-item>
        <text:list-item>
          <text:p text:style-name="P26">board: текущее игровое поле (типа Board).</text:p>
        </text:list-item>
      </text:list>
      <text:p text:style-name="P3">Функция возвращает новое игровое поле, которое включает в себя исходное поле с добавленной новой конфигурацией. HS.union объединяет два множества (board и новое множество клеток). HS.map трансформирует каждую клетку из начального состояния конфигурации, смещая ее на координаты position.</text:p>
      <text:p text:style-name="P3"/>
      <text:p text:style-name="P3"><text:tab/>Функция <text:span text:style-name="T44">initialBoardForChoice</text:span></text:p>
      <text:p text:style-name="P16"><text:span text:style-name="T34">initialBoardForChoice </text:span><text:span text:style-name="T28">:: </text:span><text:span text:style-name="T13">ConfigurationChoice </text:span><text:span text:style-name="T28">-&gt; </text:span><text:span text:style-name="T13">Board</text:span></text:p>
      <text:p text:style-name="P3"/>
      <text:p text:style-name="P3"><text:span text:style-name="T45"><text:tab/>Функция</text:span> принимает значение типа ConfigurationChoice и возвращает начальное состояние игрового поля (типа Board) для данной конфигурации.</text:p>
      <text:p text:style-name="P3"/>
      <text:p text:style-name="P3"><text:span text:style-name="T46"><text:tab/>Ф</text:span>ункция <text:span text:style-name="T44">iterateBoard</text:span></text:p>
      <text:p text:style-name="P12"><text:span text:style-name="T34">iterateBoard </text:span><text:span text:style-name="T28">:: </text:span><text:span text:style-name="T13">Board </text:span><text:span text:style-name="T28">-&gt; </text:span><text:span text:style-name="T13">Board</text:span><text:line-break/><text:span text:style-name="T28">iterateBoard board = stepCells (</text:span><text:span text:style-name="T13">HS</text:span><text:span text:style-name="T28">.toList board) </text:span><text:span text:style-name="T13">HS</text:span><text:span text:style-name="T28">.empty</text:span></text:p>
      <text:p text:style-name="P3"><text:tab/><text:span text:style-name="T46">Данная ф</text:span>ункция принимает текущ<text:span text:style-name="T54">ее</text:span> <text:span text:style-name="T54">поле</text:span> и преобразует ее в список живых ячеек с помощью HS.toList. Она вызывает вспомогательную функцию stepCells с этим списком и пустым аккумулятором HS.empty.</text:p>
      <text:p text:style-name="P12"><text:span text:style-name="T4">where </text:span><text:span text:style-name="T28">stepCells :: [</text:span><text:span text:style-name="T13">Cell</text:span><text:span text:style-name="T28">] -&gt; </text:span><text:span text:style-name="T13">Board </text:span><text:span text:style-name="T28">-&gt; </text:span><text:span text:style-name="T13">Board</text:span><text:line-break/><text:span text:style-name="T13"> <text:s text:c="5"/></text:span><text:span text:style-name="T28">stepCells [] accumulator <text:s text:c="9"/>= accumulator</text:span><text:line-break/><text:span text:style-name="T28"> <text:s text:c="5"/>stepCells (cell:rest) accumulator = </text:span><text:span text:style-name="T4">if </text:span><text:span text:style-name="T28">aliveNeighbors &gt;= </text:span><text:span text:style-name="T40">2 </text:span><text:span text:style-name="T28">&amp;&amp; aliveNeighbors &lt; </text:span><text:span text:style-name="T40">4</text:span><text:line-break/><text:span text:style-name="T40"> <text:s text:c="9"/></text:span><text:span text:style-name="T4">then </text:span><text:span text:style-name="T28">stepCells rest (</text:span><text:span text:style-name="T13">HS</text:span><text:span text:style-name="T28">.insert cell tryAddOffspring)</text:span><text:line-break/><text:span text:style-name="T28"> <text:s text:c="9"/></text:span><text:span text:style-name="T4">else </text:span><text:span text:style-name="T28">stepCells rest tryAddOffspring</text:span></text:p>
      <text:p text:style-name="P3"><text:span text:style-name="T44">stepCells</text:span> рекурсивно обрабатывает список ячеек:</text:p>
      <text:list xml:id="list2353381371" text:style-name="L7">
        <text:list-item>
          <text:p text:style-name="P36"><text:span text:style-name="T47">Если список пуст ([]), она возвращает аккумулятор, который представляет собой обновленное состояние </text:span><text:span text:style-name="T48">игрового поля</text:span><text:span text:style-name="T47">.</text:span></text:p>
        </text:list-item>
        <text:list-item>
          <text:p text:style-name="P27">Если есть еще ячейки (cell:rest), она проверяет количество живых соседей ячейки cell:</text:p>
          <text:list>
            <text:list-item>
              <text:p text:style-name="P28">Если количество живых соседей aliveNeighbors от 2 до 3 включительно, ячейка выживает, и она добавляется в аккумулятор с помощью HS.insert.</text:p>
            </text:list-item>
            <text:list-item>
              <text:p text:style-name="P28">Затем функция рекурсивно обрабатывает оставшиеся ячейки (rest).</text:p>
            </text:list-item>
          </text:list>
        </text:list-item>
      </text:list>
      <text:h text:style-name="P2" text:outline-level="4"/>
      <text:h text:style-name="P2" text:outline-level="4">Подсчет живых соседей:</text:h>
      <text:p text:style-name="P12"><text:span text:style-name="T4">where </text:span><text:span text:style-name="T28">aliveNeighbors :: </text:span><text:span text:style-name="T13">Int</text:span><text:line-break/><text:span text:style-name="T13"> <text:s text:c="5"/></text:span><text:span text:style-name="T28">aliveNeighbors = length $ findAlive possibleNeighbors</text:span></text:p>
      <text:p text:style-name="P3"><text:span text:style-name="T44"><text:tab/>aliveNeighbors</text:span> вычисляет количество живых соседей ячейки путем нахождения всех живых ячеек среди ее соседей.</text:p>
      <text:h text:style-name="P2" text:outline-level="4"><text:soft-page-break/></text:h>
      <text:h text:style-name="P2" text:outline-level="4">Поиск живых соседей:</text:h>
      <text:p text:style-name="P12"><text:span text:style-name="T28">findAlive :: [</text:span><text:span text:style-name="T13">Cell</text:span><text:span text:style-name="T28">] -&gt; [</text:span><text:span text:style-name="T13">Cell</text:span><text:span text:style-name="T28">]</text:span><text:line-break/><text:span text:style-name="T28">findAlive = </text:span><text:span text:style-name="T13">L</text:span><text:span text:style-name="T28">.filter (`</text:span><text:span text:style-name="T13">HS</text:span><text:span text:style-name="T28">.member` board)</text:span></text:p>
      <text:p text:style-name="P3"><text:span text:style-name="T44"><text:tab/>findAlive</text:span> возвращает список живых ячеек среди заданного списка ячеек. Она использует функцию HS.member, чтобы проверить, находится ли ячейка в текущем состоянии <text:span text:style-name="T54">игрового поля</text:span>.</text:p>
      <text:p text:style-name="P3"/>
      <text:h text:style-name="P2" text:outline-level="4">Обработка потомков:</text:h>
      <text:p text:style-name="P12"><text:span text:style-name="T28">tryAddOffspring :: </text:span><text:span text:style-name="T13">Board</text:span><text:line-break/><text:span text:style-name="T28">tryAddOffspring</text:span><text:line-break/><text:span text:style-name="T28"> <text:s/>| not $ </text:span><text:span text:style-name="T13">L</text:span><text:span text:style-name="T28">.null findOffspring = </text:span><text:span text:style-name="T13">HS</text:span><text:span text:style-name="T28">.union findOffspring accumulator</text:span><text:line-break/><text:span text:style-name="T28"> <text:s/>| otherwise <text:s text:c="17"/>= accumulator</text:span></text:p>
      <text:p text:style-name="P3"><text:span text:style-name="T44"><text:tab/>tryAddOffspring</text:span> пытается добавить потомков (новые живые ячейки) к аккумулятору:</text:p>
      <text:list xml:id="list4040635234" text:style-name="L8">
        <text:list-item>
          <text:p text:style-name="P29">Если список найденных потомков findOffspring не пуст, он объединяет их с аккумулятором с помощью HS.union.</text:p>
        </text:list-item>
        <text:list-item>
          <text:p text:style-name="P29">В противном случае возвращает аккумулятор без изменений.</text:p>
        </text:list-item>
      </text:list>
      <text:p text:style-name="P3"/>
      <text:h text:style-name="P2" text:outline-level="4">Поиск потомков:</text:h>
      <text:p text:style-name="P9"><text:span text:style-name="T24">findOffspring :: </text:span><text:span text:style-name="T11">Board</text:span><text:line-break/><text:span text:style-name="T23">findOffspring = </text:span><text:span text:style-name="T11">HS</text:span><text:span text:style-name="T23">.fromList [deadNeighbor | deadNeighbor &lt;- possibleNeighbors</text:span><text:line-break/><text:span text:style-name="T23"> <text:s text:c="36"/>, not $ deadNeighbor `HS.member` board</text:span><text:line-break/><text:span text:style-name="T23"> <text:s text:c="36"/>, not $ deadNeighbor `HS.member` accumulator</text:span><text:line-break/><text:span text:style-name="T23"> <text:s text:c="36"/>, length (findAlive $ findPossibleNeighbors deadNeighbor) == 3]</text:span></text:p>
      <text:p text:style-name="Standard"><text:span text:style-name="T44"><text:tab/>findOffspring</text:span> находит ячейки, которые могут стать живыми на следующем шаге:</text:p>
      <text:list xml:id="list1295539768" text:style-name="L9">
        <text:list-item>
          <text:p text:style-name="P37">Она проверяет всех соседей (<text:span text:style-name="T44">possibleNeighbors</text:span>), которые мертвы в текущем состоянии <text:span text:style-name="T54">игрового поля</text:span> и не находятся в аккумуляторе.</text:p>
        </text:list-item>
        <text:list-item>
          <text:p text:style-name="P37">Если у мертвой ячейки ровно три живых соседа, она добавляется в список потомков.</text:p>
        </text:list-item>
      </text:list>
      <text:h text:style-name="P2" text:outline-level="4">Поиск соседей:</text:h>
      <text:p text:style-name="P12"><text:span text:style-name="T28">possibleNeighbors :: [</text:span><text:span text:style-name="T13">Cell</text:span><text:span text:style-name="T28">]</text:span><text:line-break/><text:span text:style-name="T28">possibleNeighbors = findPossibleNeighbors cell</text:span><text:line-break/><text:span text:style-name="T28">findPossibleNeighbors :: </text:span><text:span text:style-name="T13">Cell </text:span><text:span text:style-name="T28">-&gt; [</text:span><text:span text:style-name="T13">Cell</text:span><text:span text:style-name="T28">]</text:span><text:line-break/><text:span text:style-name="T28">findPossibleNeighbors cell = [(fst cell + dx, snd cell + dy) | dx &lt;- [</text:span><text:span text:style-name="T40">-1</text:span><text:span text:style-name="T28">, </text:span><text:span text:style-name="T40">0</text:span><text:span text:style-name="T28">, </text:span><text:span text:style-name="T40">1</text:span><text:span text:style-name="T28">], dy &lt;- [</text:span><text:span text:style-name="T40">-1</text:span><text:span text:style-name="T28">, </text:span><text:span text:style-name="T40">0</text:span><text:span text:style-name="T28">, </text:span><text:span text:style-name="T40">1</text:span><text:span text:style-name="T28">]</text:span><text:line-break/><text:span text:style-name="T28"> <text:s text:c="28"/>, (dx, dy) /= (</text:span><text:span text:style-name="T40">0</text:span><text:span text:style-name="T28">, </text:span><text:span text:style-name="T40">0</text:span><text:span text:style-name="T28">)]</text:span></text:p>
      <text:p text:style-name="P3"><text:span text:style-name="T44"><text:tab/>possibleNeighbors</text:span> возвращает список всех соседей данной ячейки. <text:span text:style-name="T44">findPossibleNeighbors</text:span> создает список всех ячеек в пределах одного шага от данной ячейки, исключая саму ячейку.</text:p>
      <text:p text:style-name="P3"/>
      <text:p text:style-name="P3"><text:span text:style-name="T52">Ф</text:span>ункция <text:span text:style-name="T44">iterateGame</text:span></text:p>
      <text:p text:style-name="P15"><text:span text:style-name="T34">iterateGame </text:span><text:span text:style-name="T28">:: </text:span><text:span text:style-name="T13">Float </text:span><text:span text:style-name="T28">-&gt; </text:span><text:span text:style-name="T13">Game </text:span><text:span text:style-name="T28">-&gt; </text:span><text:span text:style-name="T13">Game</text:span><text:line-break/><text:span text:style-name="T28">iterateGame deltaTime game = game { board <text:s/>= </text:span><text:span text:style-name="T4">if </text:span><text:span text:style-name="T28">not $ paused game </text:span></text:p>
      <text:p text:style-name="P15"><text:span text:style-name="T28"><text:tab/><text:tab/><text:tab/><text:tab/><text:tab/><text:tab/> </text:span><text:span text:style-name="T4">then </text:span><text:span text:style-name="T28">iterateBoard (board game) </text:span><text:span text:style-name="T4">else </text:span><text:span text:style-name="T28">board game</text:span><text:line-break/><text:span text:style-name="T28"> <text:s text:c="33"/>, camera = gameCamera { </text:span></text:p>
      <text:p text:style-name="P15"><text:span text:style-name="T28"><text:tab/><text:tab/><text:tab/><text:tab/><text:tab/><text:tab/> <text:s text:c="5"/>x <text:s text:c="3"/>= x gameCamera + scaledDeltaX</text:span><text:line-break/><text:span text:style-name="T28"> <text:s text:c="47"/>, y <text:s text:c="3"/>= y gameCamera + scaledDeltaY</text:span><text:line-break/><text:span text:style-name="T28"> <text:s text:c="47"/>, zoom = min zoomMaximum $ max nextZoom zoomMinimum}</text:span><text:line-break/><text:span text:style-name="T28"> <text:s text:c="33"/>}</text:span></text:p>
      <text:p text:style-name="P3"><text:span text:style-name="T53">Функция </text:span>принимает два параметра: deltaTime (время, прошедшее с последнего обновления) и текущее состояние игры game. <text:span text:style-name="T53">В</text:span>озвращает новое состояние игры, обновляя <text:span text:style-name="T54">игровое поле</text:span> и камеру.</text:p>
      <text:p text:style-name="P3"/>
      <text:h text:style-name="P1" text:outline-level="3">Обновление <text:span text:style-name="T55">игрового поля:</text:span></text:h>
      <text:p text:style-name="P12"><text:span text:style-name="T16"><text:s/></text:span><text:span text:style-name="T28">board <text:s/>= </text:span><text:span text:style-name="T4">if </text:span><text:span text:style-name="T28">not $ paused game </text:span><text:span text:style-name="T4">then </text:span><text:span text:style-name="T28">iterateBoard (board game) </text:span><text:span text:style-name="T4">else </text:span><text:span text:style-name="T28">board game</text:span></text:p>
      <text:list xml:id="list1741371827" text:style-name="L10">
        <text:list-item>
          <text:p text:style-name="P38"><text:span text:style-name="T47">Если игра не приостановлена, то вызывается функция iterateBoard для обновления состояния </text:span><text:span text:style-name="T49">поля</text:span><text:span text:style-name="T47"> board.</text:span></text:p>
        </text:list-item>
        <text:list-item>
          <text:p text:style-name="P38"><text:span text:style-name="T47">Если игра приостановлена, состояние </text:span><text:span text:style-name="T49">поля</text:span><text:span text:style-name="T47"> остается неизменным.</text:span></text:p>
        </text:list-item>
      </text:list>
      <text:h text:style-name="Heading_20_3" text:outline-level="3"><text:soft-page-break/><text:span text:style-name="T47">Обновление камеры</text:span><text:span text:style-name="T50">:</text:span></text:h>
      <text:p text:style-name="P9"><text:span text:style-name="T25">camera = gameCamera </text:span><text:span text:style-name="T23">{ x <text:s text:c="3"/>= x gameCamera + scaledDeltaX</text:span><text:line-break/><text:span text:style-name="T23"> <text:s text:c="21"/>, y <text:s text:c="3"/>= y gameCamera + scaledDeltaY</text:span><text:line-break/><text:span text:style-name="T23"> <text:s text:c="21"/>, zoom = min zoomMaximum $ max nextZoom zoomMinimum}</text:span></text:p>
      <text:p text:style-name="P31">Камера обновляется, изменяя её координаты x, y и уровень масштаба zoom. x и y обновляются с учетом scaledDeltaX и scaledDeltaY. zoom ограничивается минимальными и максимальными значениями.</text:p>
      <text:p text:style-name="P31"/>
      <text:p text:style-name="P40"><text:span text:style-name="T4">where </text:span><text:span text:style-name="T28">gameCamera :: </text:span><text:span text:style-name="T13">Camera</text:span><text:line-break/><text:span text:style-name="T13"> <text:s text:c="5"/></text:span><text:span text:style-name="T28">gameCamera = camera game</text:span></text:p>
      <text:p text:style-name="P31">Извлекается текущая камера из состояния игры <text:span text:style-name="T56">для в</text:span>ычислени<text:span text:style-name="T56">я</text:span> следующего уровня масштаба.</text:p>
      <text:p text:style-name="P40"><text:span text:style-name="T28">nextZoom :: </text:span><text:span text:style-name="T13">Float</text:span><text:line-break/><text:span text:style-name="T28">nextZoom = zoom gameCamera + scaledDeltaZoom</text:span><text:line-break/><text:span text:style-name="T28">zoomMinimum :: </text:span><text:span text:style-name="T13">Float</text:span><text:line-break/><text:span text:style-name="T28">zoomMinimum = </text:span><text:span text:style-name="T40">0.05</text:span><text:line-break/><text:span text:style-name="T28">zoomMaximum :: </text:span><text:span text:style-name="T13">Float</text:span><text:line-break/><text:span text:style-name="T28">zoomMaximum = </text:span><text:span text:style-name="T40">10.0</text:span></text:p>
      <text:p text:style-name="P3">Вычисляется следующий уровень масштаба камеры, добавляя scaledDeltaZoom к текущему значению zoom <text:span text:style-name="T56">и определяются минимальный и максимальный уровни масштаба.</text:span></text:p>
      <text:p text:style-name="P3">Масштабированные изменения координат и масштаба:</text:p>
      <text:p text:style-name="P12"><text:span text:style-name="T28">scaledDeltaX :: </text:span><text:span text:style-name="T13">Float</text:span><text:line-break/><text:span text:style-name="T28">scaledDeltaX = deltaX gameCamera / zoom gameCamera * deltaTime</text:span><text:line-break/><text:span text:style-name="T28">scaledDeltaY :: </text:span><text:span text:style-name="T13">Float</text:span><text:line-break/><text:span text:style-name="T28">scaledDeltaY = deltaY gameCamera / zoom gameCamera * deltaTime</text:span><text:line-break/><text:span text:style-name="T28">scaledDeltaZoom :: </text:span><text:span text:style-name="T13">Float</text:span><text:line-break/><text:span text:style-name="T28">scaledDeltaZoom = deltaZoom gameCamera * zoom gameCamera * deltaTime</text:span></text:p>
      <text:list xml:id="list2443901957" text:style-name="L16">
        <text:list-item>
          <text:p text:style-name="P32">scaledDeltaX и scaledDeltaY вычисляют изменения координат x и y с учетом текущего уровня масштаба и времени, прошедшего с последнего обновления.</text:p>
        </text:list-item>
        <text:list-item>
          <text:p text:style-name="P32">scaledDeltaZoom вычисляет изменение масштаба с учетом текущего уровня масштаба и времени, прошедшего с последнего обновления.</text:p>
        </text:list-item>
      </text:list>
      <text:p text:style-name="P3"/>
      <text:p text:style-name="P3">Определение типа данных <text:span text:style-name="T44">Camera</text:span></text:p>
      <text:p text:style-name="P12"><text:span text:style-name="T4">data </text:span><text:span text:style-name="T13">Camera </text:span><text:span text:style-name="T28">= </text:span><text:span text:style-name="T13">Camera </text:span><text:span text:style-name="T28">{ x :: </text:span><text:span text:style-name="T13">Float</text:span><text:span text:style-name="T28">, <text:s text:c="3"/>deltaX :: </text:span><text:span text:style-name="T13">Float</text:span><text:line-break/><text:span text:style-name="T13"> <text:s text:c="20"/></text:span><text:span text:style-name="T28">, y :: </text:span><text:span text:style-name="T13">Float</text:span><text:span text:style-name="T28">, <text:s text:c="3"/>deltaY :: </text:span><text:span text:style-name="T13">Float</text:span><text:line-break/><text:span text:style-name="T13"> <text:s text:c="20"/></text:span><text:span text:style-name="T28">, zoom :: </text:span><text:span text:style-name="T13">Float</text:span><text:span text:style-name="T28">, deltaZoom :: </text:span><text:span text:style-name="T13">Float</text:span><text:line-break/><text:span text:style-name="T13"> <text:s text:c="20"/></text:span><text:span text:style-name="T28">}</text:span></text:p>
      <text:p text:style-name="P45"><text:span text:style-name="T51">Поля:</text:span></text:p>
      <text:list xml:id="list2896745398" text:style-name="L17">
        <text:list-item>
          <text:p text:style-name="P46"><text:span text:style-name="T51">x,y - текущее положение камеры по горизонтали и вертикали.</text:span></text:p>
        </text:list-item>
        <text:list-item>
          <text:p text:style-name="P46"><text:span text:style-name="T51">deltaX,deltaY - изменение позиции камеры по горизонтали. Это значение, на которое камера смещается по оси за единицу времени.</text:span></text:p>
        </text:list-item>
        <text:list-item>
          <text:p text:style-name="P47"><text:span text:style-name="T47">zoom - текущий уровень масштаба камеры. </text:span></text:p>
        </text:list-item>
        <text:list-item>
          <text:p text:style-name="P47"><text:span text:style-name="T47">deltaZoom - изменение уровня масштаба камеры.</text:span></text:p>
        </text:list-item>
      </text:list>
      <text:p text:style-name="P3">Назначение и использование</text:p>
      <text:list xml:id="list1593716187" text:style-name="L18">
        <text:list-item>
          <text:p text:style-name="P48"><text:span text:style-name="T47">Позиционирование камеры: Поля x и y определяют, на какую часть игрового поля смотрит камера.</text:span></text:p>
        </text:list-item>
        <text:list-item>
          <text:p text:style-name="P48"><text:span text:style-name="T47">Перемещение камеры: Поля deltaX и deltaY позволяют задать скорость перемещения камеры по осям X и Y соответственно. Эти значения используются для обновления позиции камеры при каждом шаге обновления состояния игры.</text:span></text:p>
        </text:list-item>
        <text:list-item>
          <text:p text:style-name="P48"><text:span text:style-name="T47">Масштабирование камеры: Поле zoom позволяет управлять уровнем приближения или отдаления камеры. Поле deltaZoom задает скорость изменения уровня масштаба, что позволяет динамически увеличивать или уменьшать масштаб в зависимости от действий пользователя или других условий в игре.</text:span></text:p>
        </text:list-item>
      </text:list>
      <text:p text:style-name="P49"><text:span text:style-name="T47"/></text:p>
      <text:p text:style-name="P49">Определение функции <text:span text:style-name="T44">drawCells</text:span></text:p>
      <text:p text:style-name="P12"><text:span text:style-name="T34">drawCells </text:span><text:span text:style-name="T28">:: </text:span><text:span text:style-name="T13">Game </text:span><text:span text:style-name="T28">-&gt; </text:span><text:span text:style-name="T13">Picture</text:span></text:p>
      <text:p text:style-name="P12"><text:span text:style-name="T28">drawCells (</text:span><text:span text:style-name="T13">Game </text:span><text:span text:style-name="T28">{board = board, camera = camera}) =</text:span><text:line-break/><text:span text:style-name="T28"> <text:s text:c="3"/>scale (zoom camera) (zoom camera) $ translate (-x camera) (-y camera) $</text:span><text:line-break/><text:span text:style-name="T28"> <text:s text:c="3"/>scale cellSize cellSize $ pictures $</text:span><text:line-break/><text:span text:style-name="T28"> <text:s text:c="7"/>zipWith (uncurry translate) (</text:span><text:span text:style-name="T13">L</text:span><text:span text:style-name="T28">.map floatize $ </text:span><text:span text:style-name="T13">HS</text:span><text:span text:style-name="T28">.toList board) (replicate (</text:span><text:span text:style-name="T13">HS</text:span><text:span text:style-name="T28">.size board) (translate (</text:span><text:span text:style-name="T40">-0.5</text:span><text:span text:style-name="T28">) (</text:span><text:span text:style-name="T40">-0.5</text:span><text:span text:style-name="T28">) $ rectangleSolid </text:span><text:span text:style-name="T40">1.0 1.0</text:span><text:span text:style-name="T28">))</text:span><text:line-break/><text:soft-page-break/><text:span text:style-name="T28"> <text:s text:c="3"/></text:span><text:span text:style-name="T4">where </text:span><text:span text:style-name="T28">floatize :: </text:span><text:span text:style-name="T13">Cell </text:span><text:span text:style-name="T28">-&gt; (</text:span><text:span text:style-name="T13">Float</text:span><text:span text:style-name="T28">, </text:span><text:span text:style-name="T13">Float</text:span><text:span text:style-name="T28">)</text:span><text:line-break/><text:span text:style-name="T28"> <text:s text:c="9"/>floatize (x, y) = (fromIntegral x, fromIntegral y)</text:span></text:p>
      <text:p text:style-name="P33"><text:span text:style-name="T57"><text:tab/>Ф</text:span>ункция принимает состояние игры (Game) и возвращает изображение (Picture). <text:span text:style-name="T58">П</text:span>араметр типа Game, который содержит текущ<text:span text:style-name="T58">ее игровое поле</text:span> (board) и камеру (camera). Функция drawCells создает изображение текущего состояния игрового поля, отображая живые ячейки как белые квадраты. Она учитывает положение и масштаб камеры, чтобы правильно отображать ячейки в соответствующих координатах</text:p>
      <text:p text:style-name="P33">Основная логика функции:</text:p>
      <text:list xml:id="list3356131124" text:style-name="L19">
        <text:list-item>
          <text:p text:style-name="P50"><text:span text:style-name="T47">Масштабирование изображения по уровню масштаба камеры:</text:span></text:p>
        </text:list-item>
      </text:list>
      <text:p text:style-name="P12"><text:span text:style-name="T28">scale (zoom camera) (zoom camera)</text:span></text:p>
      <text:p text:style-name="P3">Устанавливает масштаб изображения, используя текущий уровень масштаба камеры.</text:p>
      <text:list xml:id="list3687334799" text:style-name="L20">
        <text:list-item>
          <text:p text:style-name="P51"><text:span text:style-name="T47">Перевод изображения на координаты, соответствующие положению камеры:</text:span></text:p>
        </text:list-item>
      </text:list>
      <text:p text:style-name="P12"><text:span text:style-name="T28">translate (-x camera) (-y camera)</text:span></text:p>
      <text:p text:style-name="P3">Перемещает изображение на координаты, соответствующие положению камеры.</text:p>
      <text:list xml:id="list1817598117" text:style-name="L21">
        <text:list-item>
          <text:p text:style-name="P52"><text:span text:style-name="T47">Масштабирование изображения до размера ячеек:</text:span></text:p>
        </text:list-item>
      </text:list>
      <text:p text:style-name="P12"><text:span text:style-name="T28">scale cellSize cellSize </text:span></text:p>
      <text:p text:style-name="P3">Устанавливает масштаб для ячеек, используя константу cellSize, которая определяет размер каждой ячейки на экране.</text:p>
      <text:list xml:id="list2321408256" text:style-name="L22">
        <text:list-item>
          <text:p text:style-name="P53"><text:span text:style-name="T47">Создание списка изображений для всех ячеек на доске:</text:span></text:p>
        </text:list-item>
      </text:list>
      <text:p text:style-name="P12"><text:span text:style-name="T28">pictures $</text:span></text:p>
      <text:h text:style-name="P1" text:outline-level="3"><text:span text:style-name="T59">О</text:span>тображение ячеек:</text:h>
      <text:list xml:id="list809345756" text:style-name="L23">
        <text:list-item>
          <text:p text:style-name="P61"><text:span text:style-name="T47">Преобразование ячеек в список:</text:span></text:p>
        </text:list-item>
      </text:list>
      <text:p text:style-name="P9"><text:span text:style-name="T24">(</text:span><text:span text:style-name="T11">L</text:span><text:span text:style-name="T23">.map floatize $ </text:span><text:span text:style-name="T11">HS</text:span><text:span text:style-name="T23">.toList board)</text:span></text:p>
      <text:p text:style-name="Standard"><text:tab/>Преобразует множество ячеек (board) в список и преобразует координаты целых чисел (Cell) в координаты с плавающей запятой, используя функцию floatize.</text:p>
      <text:list xml:id="list3113886233" text:style-name="L24">
        <text:list-item>
          <text:p text:style-name="P54"><text:span text:style-name="T47">Создание изображений для каждой ячейки:</text:span></text:p>
        </text:list-item>
      </text:list>
      <text:p text:style-name="P12"><text:span text:style-name="T16"><text:s/></text:span><text:span text:style-name="T28">(replicate (</text:span><text:span text:style-name="T13">HS</text:span><text:span text:style-name="T28">.size board) (translate (</text:span><text:span text:style-name="T40">-0.5</text:span><text:span text:style-name="T28">) (</text:span><text:span text:style-name="T40">-0.5</text:span><text:span text:style-name="T28">) $ rectangleSolid </text:span><text:span text:style-name="T40">1.0 1.0</text:span><text:span text:style-name="T28">))</text:span></text:p>
      <text:p text:style-name="P3"><text:tab/>Создает изображение (белый квадрат) для каждой ячейки. Квадрат с координатами (1.0, 1.0) и центром в (0,0) переводится на (-0.5, -0.5), чтобы центрировать его в координате ячейки.</text:p>
      <text:list xml:id="list3163974812" text:style-name="L25">
        <text:list-item>
          <text:p text:style-name="P55"><text:span text:style-name="T47">Применение перевода к каждому изображению:</text:span></text:p>
        </text:list-item>
      </text:list>
      <text:p text:style-name="P44"><text:span text:style-name="T24">zipWith (uncurry translate)</text:span></text:p>
      <text:p text:style-name="P56"><text:tab/>Применяет координаты ячеек к соответствующим изображениям, смещая каждый квадрат в нужную позицию.</text:p>
      <text:p text:style-name="P3">Вспомогательная функция floatize:</text:p>
      <text:p text:style-name="P12"><text:span text:style-name="T4">where </text:span><text:span text:style-name="T28">floatize :: </text:span><text:span text:style-name="T13">Cell </text:span><text:span text:style-name="T28">-&gt; (</text:span><text:span text:style-name="T13">Float</text:span><text:span text:style-name="T28">, </text:span><text:span text:style-name="T13">Float</text:span><text:span text:style-name="T28">)</text:span><text:line-break/><text:span text:style-name="T28"> <text:s text:c="5"/>floatize (x, y) = (fromIntegral x, fromIntegral y)</text:span></text:p>
      <text:p text:style-name="P3"><text:tab/>Преобразует координаты ячеек из типа Int в тип Float, что необходимо для правильного отображения.</text:p>
      <text:p text:style-name="P3"/>
      <text:p text:style-name="P3">Определение функции <text:span text:style-name="T44">drawGrid</text:span></text:p>
      <text:p text:style-name="P12"><text:span text:style-name="T34">drawGrid </text:span><text:span text:style-name="T28">:: </text:span><text:span text:style-name="T13">Game </text:span><text:span text:style-name="T28">-&gt; </text:span><text:span text:style-name="T13">Picture</text:span><text:line-break/><text:span text:style-name="T28">drawGrid (</text:span><text:span text:style-name="T13">Game </text:span><text:span text:style-name="T28">{camera = camera, screenSize = screenSize}) = pictures</text:span></text:p>
      <text:p text:style-name="P3"><text:span text:style-name="T60"><text:tab/>Ф</text:span>ункция, которая принимает состояние игры (Game) и возвращает изображение (Picture). Она использует текущую камеру (camera) и размер экрана (screenSize).</text:p>
      <text:p text:style-name="P3">Основная логика функции:</text:p>
      <text:p text:style-name="P3"><text:tab/>Функция создает горизонтальные и вертикальные линии для отображения сетки.</text:p>
      <text:p text:style-name="P34">Горизонтальные и вертикальные линии:</text:p>
      <text:p text:style-name="P42"><text:span text:style-name="T28">[ translate (-halfHorizontal) horizontalCameraOffset $ pictures</text:span><text:line-break/><text:span text:style-name="T28"> <text:s text:c="3"/>[translate </text:span><text:span text:style-name="T40">0.0 </text:span><text:span text:style-name="T28">offset line | line &lt;- replicate horizontalLineCount $ </text:span><text:span text:style-name="T13">Line </text:span><text:span text:style-name="T28">[ (</text:span><text:span text:style-name="T40">0.0</text:span><text:span text:style-name="T28">, </text:span><text:span text:style-name="T40">0.0</text:span><text:span text:style-name="T28">), (horizontalLineSize, </text:span><text:span text:style-name="T40">0.0</text:span><text:span text:style-name="T28">)]</text:span><text:line-break/><text:span text:style-name="T28"> <text:s text:c="30"/>| offset &lt;- horizontalLineOffsets</text:span><text:line-break/><text:span text:style-name="T28"> <text:s text:c="3"/>]</text:span><text:line-break/><text:span text:style-name="T28">, translate verticalCameraOffset (-halfVertical) $ pictures</text:span><text:line-break/><text:span text:style-name="T28"> <text:s text:c="3"/>[translate offset </text:span><text:span text:style-name="T40">0.0 </text:span><text:span text:style-name="T28">line | line &lt;- replicate verticalLineCount $ </text:span><text:span text:style-name="T13">Line </text:span><text:span text:style-name="T28">[ (</text:span><text:span text:style-name="T40">0.0</text:span><text:span text:style-name="T28">, </text:span><text:span text:style-name="T40">0.0</text:span><text:span text:style-name="T28">), (</text:span><text:span text:style-name="T40">0.0</text:span><text:span text:style-name="T28">, verticalLineSize)]</text:span><text:line-break/><text:span text:style-name="T28"> <text:s text:c="30"/>| offset &lt;- verticalLineOffsets</text:span><text:line-break/><text:span text:style-name="T28"> <text:s text:c="3"/>]</text:span><text:line-break/><text:span text:style-name="T28">]</text:span></text:p>
      <text:p text:style-name="P34"><text:soft-page-break/>Для каждой линии:</text:p>
      <text:list xml:id="list1330569037" text:style-name="L26">
        <text:list-item>
          <text:p text:style-name="P35">Создается <text:s/>линия длиной horizontalLineSize <text:span text:style-name="T61">или </text:span>verticalLineSize.</text:p>
        </text:list-item>
        <text:list-item>
          <text:p text:style-name="P35">Каждая линия перемещается на определенное смещение offset.</text:p>
        </text:list-item>
      </text:list>
      <text:p text:style-name="P34"/>
      <text:list xml:id="list4294155986" text:style-name="L27">
        <text:list-item>
          <text:p text:style-name="P57"><text:span text:style-name="T47">Количество линий:</text:span></text:p>
        </text:list-item>
      </text:list>
      <text:p text:style-name="P12"><text:span text:style-name="T28">horizontalLineCount :: </text:span><text:span text:style-name="T13">Int</text:span><text:line-break/><text:span text:style-name="T28">horizontalLineCount = length horizontalLineOffsets</text:span><text:line-break/><text:span text:style-name="T28">verticalLineCount :: </text:span><text:span text:style-name="T13">Int</text:span><text:line-break/><text:span text:style-name="T28">verticalLineCount = length verticalLineOffsets</text:span></text:p>
      <text:p text:style-name="P3">Количество горизонтальных и вертикальных линий определяется количеством смещений.</text:p>
      <text:list xml:id="list3333130471" text:style-name="L28">
        <text:list-item>
          <text:p text:style-name="P58"><text:span text:style-name="T47">Смещения линий:</text:span></text:p>
        </text:list-item>
      </text:list>
      <text:p text:style-name="P12"><text:span text:style-name="T28">horizontalLineOffsets :: [</text:span><text:span text:style-name="T13">Float</text:span><text:span text:style-name="T28">]</text:span><text:line-break/><text:span text:style-name="T28">horizontalLineOffsets = [-scaledCellSize, -scaledCellSize * </text:span><text:span text:style-name="T40">2.0 </text:span><text:span text:style-name="T28">.. -halfVertical] ++ </text:span><text:span text:style-name="T40">0 </text:span><text:span text:style-name="T28">: [scaledCellSize, scaledCellSize * </text:span><text:span text:style-name="T40">2.0 </text:span><text:span text:style-name="T28">.. halfVertical + scaledCellSize]</text:span><text:line-break/><text:span text:style-name="T28">verticalLineOffsets :: [</text:span><text:span text:style-name="T13">Float</text:span><text:span text:style-name="T28">]</text:span><text:line-break/><text:span text:style-name="T28">verticalLineOffsets = [-scaledCellSize, -scaledCellSize * </text:span><text:span text:style-name="T40">2.0 </text:span><text:span text:style-name="T28">.. -halfHorizontal] ++ </text:span><text:span text:style-name="T40">0 </text:span><text:span text:style-name="T28">: [scaledCellSize, scaledCellSize * </text:span><text:span text:style-name="T40">2.0 </text:span><text:span text:style-name="T28">.. halfHorizontal + scaledCellSize]</text:span></text:p>
      <text:p text:style-name="P3">Эти списки содержат смещения для линий, рассчитанные на основе масштаба ячеек и половины размера экрана.</text:p>
      <text:list xml:id="list620202026" text:style-name="L29">
        <text:list-item>
          <text:p text:style-name="P59"><text:span text:style-name="T47">Масштабированный размер ячейки:</text:span></text:p>
        </text:list-item>
      </text:list>
      <text:p text:style-name="P9"><text:span text:style-name="T24">scaledCellSize :: </text:span><text:span text:style-name="T11">Float</text:span><text:line-break/><text:span text:style-name="T23">scaledCellSize = cellSize * zoom camera</text:span></text:p>
      <text:p text:style-name="Standard"><text:span text:style-name="T47">Размер ячейки, масштабированный по текущему уровню масштаба камеры.</text:span></text:p>
      <text:list xml:id="list146722860" text:style-name="L30">
        <text:list-item>
          <text:p text:style-name="P60"><text:span text:style-name="T47">Смещения камеры:</text:span></text:p>
        </text:list-item>
      </text:list>
      <text:p text:style-name="P9"><text:span text:style-name="T24">horizontalCameraOffset :: </text:span><text:span text:style-name="T11">Float</text:span><text:line-break/><text:span text:style-name="T23">horizontalCameraOffset = -(y camera `mod'` cellSize) * zoom camera</text:span><text:line-break/><text:span text:style-name="T23">verticalCameraOffset :: </text:span><text:span text:style-name="T11">Float</text:span><text:line-break/><text:span text:style-name="T23">verticalCameraOffset = -(x camera `mod'` cellSize) * zoom camera</text:span></text:p>
      <text:p text:style-name="Standard"><text:span text:style-name="T47">Эти значения учитывают положение камеры и корректируют смещения для правильного отображения сетки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Методика и результаты тестирования</text:p>
      <text:p text:style-name="Standard"></text:p>
      <text:list xml:id="list4228608447" text:style-name="L11">
        <text:list-item>
          <text:p text:style-name="P39">программа (последовательность) тестирования, указывающую те свойства программного обеспечения, которые будут проверяться и очередность, в которой эти проверки будут производиться.</text:p>
          <text:p text:style-name="P39"></text:p>
        </text:list-item>
        <text:list-item>
          <text:p text:style-name="P39">Собственно результаты тестирования: "скриншоты" графических сцен, таблицы входных и выходных данных и т.д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ourier New" svg:font-family="'Courier New'" style:font-family-generic="modern" style:font-pitch="fixed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5:31:29.250672523</meta:creation-date>
    <meta:generator>LibreOffice/7.3.7.2$Linux_X86_64 LibreOffice_project/30$Build-2</meta:generator>
    <dc:date>2024-06-03T17:55:42.511462870</dc:date>
    <meta:editing-duration>PT2H22M44S</meta:editing-duration>
    <meta:editing-cycles>52</meta:editing-cycles>
    <meta:document-statistic meta:table-count="0" meta:image-count="0" meta:object-count="0" meta:page-count="6" meta:paragraph-count="165" meta:word-count="1935" meta:character-count="14711" meta:non-whitespace-character-count="12336"/>
  </office:meta>
</office:document-meta>
</file>